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3T14:16:08.789796570</dc:date>
    <meta:editing-duration>PT2M44S</meta:editing-duration>
    <meta:editing-cycles>17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592cm" xlink:href="." xlink:type="simple" chart:class="chart:scatter" chart:style-name="ch1">
        <chart:plot-area chart:style-name="ch2" chart:data-source-has-labels="both" svg:x="0.303cm" svg:y="0.171cm" svg:width="14.586cm" svg:height="8.25cm">
          <chartooo:coordinate-region svg:x="0.845cm" svg:y="0.37cm" svg:width="13.95cm" svg:height="7.852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942322772343852">
                <text:p>0.0942322772343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0942322772343848">
                <text:p>-0.0942322772343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69303395120692">
                <text:p>-0.469303395120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36973318117688">
                <text:p>-0.836973318117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36973318117689">
                <text:p>-0.8369733181176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65442972418963">
                <text:p>-0.65442972418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562143943757176">
                <text:p>-0.562143943757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282324939955542">
                <text:p>-0.282324939955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0942322772343849">
                <text:p>-0.09423227723438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0942322772343838">
                <text:p>0.0942322772343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469303395120692">
                <text:p>0.4693033951206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654429724189629">
                <text:p>0.6544297241896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12132034355964">
                <text:p>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